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975" officeooo:paragraph-rsid="00086975"/>
    </style:style>
    <style:style style:name="P2" style:family="paragraph" style:parent-style-name="Standard">
      <style:text-properties officeooo:paragraph-rsid="00086975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86975" officeooo:paragraph-rsid="0008697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86975" officeooo:paragraph-rsid="00086975" style:font-size-asian="15pt" style:font-size-complex="15pt"/>
    </style:style>
    <style:style style:name="T1" style:family="text">
      <style:text-properties officeooo:rsid="00086975"/>
    </style:style>
    <style:style style:name="T2" style:family="text">
      <style:text-properties officeooo:rsid="00090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Test Unitaire de la <text:span text:style-name="T2">classe</text:span> balance</text:p>
      <text:p text:style-name="P4"/>
      <text:p text:style-name="P1">Allumé la balance (mettre sous-tension l’esp32 avec un câble USB)</text:p>
      <text:p text:style-name="P1">Ouvrir Putty et le paramétrer : (capteur d’écran)</text:p>
      <text:p text:style-name="P1">Appuyer sur la touche enter</text:p>
      <text:p text:style-name="P1">Peser : <text:tab/><text:tab/>« Affiche un poids <text:span text:style-name="T2">numérique avec des virgule</text:span> aléatoire »</text:p>
      <text:p text:style-name="P2"><text:span text:style-name="T1"><text:tab/><text:tab/>//(peser 11 fois,trier les données dans un tableau et prendre la médiane )</text:span></text:p>
      <text:p text:style-name="P1">Tarer : <text:tab/><text:tab/>« Affiche un poids de zéro »</text:p>
      <text:p text:style-name="P1">Étalonnage : Posé le poids demandé sur la balance</text:p>
      <text:p text:style-name="P2"><text:span text:style-name="T1"><text:tab/><text:tab/>«  Affiche le poids étalon »</text:span></text:p>
      <text:p text:style-name="P2"/>
      <text:p text:style-name="P2"><text:span text:style-name="T1">Peser <text:s/><text:tab/><text:tab/>« Repeser le poids étalon »</text:span></text:p>
      <text:p text:style-name="P1"><text:tab/><text:tab/>//(peser 11 fois,trier les données dans un tableau et prendre la médiane )</text:p>
      <text:p text:style-name="P2"/>
      <text:p text:style-name="P1">On peu<text:span text:style-name="T2">t</text:span> maintenant peser grâce à la balance.</text:p>
      <text:p text:style-name="P1"/>
      <text:p text:style-name="P1">-<text:span text:style-name="T2">Mettre le poids Max (125kg) lancer la pesée le poids doit s’afficher correctement</text:span></text:p>
      <text:p text:style-name="P1">-<text:span text:style-name="T2">Sans le plateau de la balance , la valeur doit être négative.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1T09:34:13.150672267</meta:creation-date>
    <meta:generator>LibreOffice/6.3.5.2$Linux_X86_64 LibreOffice_project/30$Build-2</meta:generator>
    <dc:date>2021-03-16T11:16:39.821661235</dc:date>
    <meta:editing-duration>PT6M36S</meta:editing-duration>
    <meta:editing-cycles>1</meta:editing-cycles>
    <meta:document-statistic meta:table-count="0" meta:image-count="0" meta:object-count="0" meta:page-count="1" meta:paragraph-count="14" meta:word-count="131" meta:character-count="735" meta:non-whitespace-character-count="604"/>
  </office:meta>
</office:document-meta>
</file>